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3.657cm" fo:min-width="12.0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554cm" fo:min-width="14.114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5.767cm" fo:min-width="14.725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0.475cm" fo:min-width="4.342cm"/>
    </style:style>
    <style:style style:name="gr13" style:family="graphic" style:parent-style-name="standard">
      <style:graphic-properties draw:stroke="none" svg:stroke-color="#000000" draw:fill="none" draw:fill-color="#ffffff" fo:min-height="0.62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gr15" style:family="graphic" style:parent-style-name="standard">
      <style:graphic-properties draw:fill-color="#ffcccc" draw:textarea-horizontal-align="justify" draw:textarea-vertical-align="middle" draw:auto-grow-height="false" fo:min-height="0.543cm" fo:min-width="3.39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543cm" fo:min-width="3.151cm"/>
    </style:style>
    <style:style style:name="gr17" style:family="graphic" style:parent-style-name="standard">
      <style:graphic-properties draw:fill-color="#99ccff" draw:textarea-horizontal-align="justify" draw:textarea-vertical-align="top" draw:auto-grow-height="false" fo:min-height="15.372cm" fo:min-width="12.106cm"/>
    </style:style>
    <style:style style:name="gr18" style:family="graphic" style:parent-style-name="standard">
      <style:graphic-properties draw:fill-color="#99ccff" draw:textarea-horizontal-align="justify" draw:textarea-vertical-align="top" draw:auto-grow-height="false" fo:min-height="1.757cm" fo:min-width="4.137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0.475cm" fo:min-width="3.787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0.475cm" fo:min-width="3.549cm"/>
    </style:style>
    <style:style style:name="gr21" style:family="graphic" style:parent-style-name="standard">
      <style:graphic-properties draw:fill-color="#ffcccc" draw:textarea-horizontal-align="justify" draw:textarea-vertical-align="middle" draw:auto-grow-height="false" fo:min-height="0.543cm" fo:min-width="2.832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0.475cm" fo:min-width="2.359cm"/>
    </style:style>
    <style:style style:name="gr23" style:family="graphic" style:parent-style-name="standard">
      <style:graphic-properties draw:fill-color="#99ccff" draw:textarea-horizontal-align="justify" draw:textarea-vertical-align="top" draw:auto-grow-height="false" fo:min-height="13.037cm" fo:min-width="15.558cm"/>
    </style:style>
    <style:style style:name="gr24" style:family="graphic" style:parent-style-name="standard">
      <style:graphic-properties draw:fill-color="#99ccff" draw:textarea-horizontal-align="justify" draw:textarea-vertical-align="top" draw:auto-grow-height="false" fo:min-height="1.519cm" fo:min-width="4.073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0.475cm" fo:min-width="4.343cm"/>
    </style:style>
    <style:style style:name="gr26" style:family="graphic" style:parent-style-name="standard">
      <style:graphic-properties draw:fill-color="#99ccff" draw:textarea-horizontal-align="justify" draw:textarea-vertical-align="top" draw:auto-grow-height="false" fo:min-height="1.899cm" fo:min-width="5.649cm"/>
    </style:style>
    <style:style style:name="gr27" style:family="graphic" style:parent-style-name="standard">
      <style:graphic-properties draw:fill-color="#99ccff" draw:textarea-horizontal-align="justify" draw:textarea-vertical-align="top" draw:auto-grow-height="false" fo:min-height="1.899cm" fo:min-width="6.512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30" style:family="graphic" style:parent-style-name="standard">
      <style:graphic-properties draw:fill-color="#99ccff" draw:textarea-horizontal-align="justify" draw:textarea-vertical-align="top" draw:auto-grow-height="false" fo:min-height="2.042cm" fo:min-width="9.73cm"/>
    </style:style>
    <style:style style:name="gr31" style:family="graphic" style:parent-style-name="standard">
      <style:graphic-properties draw:fill-color="#99ccff" draw:textarea-horizontal-align="justify" draw:textarea-vertical-align="top" draw:auto-grow-height="false" fo:min-height="7.056cm" fo:min-width="8.712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3.906cm" fo:min-width="16.197cm"/>
    </style:style>
    <style:style style:name="gr33" style:family="graphic" style:parent-style-name="standard">
      <style:graphic-properties draw:fill-color="#cfe7f5" draw:textarea-horizontal-align="justify" draw:textarea-vertical-align="middle" draw:auto-grow-height="false" fo:min-height="0.475cm" fo:min-width="3.75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="solid" draw:fill-color="#ffff99"/>
      <style:paragraph-properties fo:text-align="center"/>
      <style:text-properties style:font-name="Arial" fo:font-size="10pt"/>
    </style:style>
    <style:style style:name="P14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tPLSQL and Results Storage" draw:style-name="dp1" draw:master-page-name="Default">
        <draw:custom-shape draw:style-name="gr1" draw:text-style-name="P2" draw:layer="layout" svg:width="13.018cm" svg:height="4.329cm" svg:x="6.873cm" svg:y="10.641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6.43cm" svg:x="2.852cm" svg:y="3.41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169cm 4.177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137cm" svg:y1="4.603cm" svg:x2="8.249cm" svg:y2="5.608cm" draw:start-shape="id1" draw:start-glue-point="1" draw:end-shape="id2" svg:d="M7137 4603l1112 1005" svg:viewBox="0 0 1113 1006">
          <text:p/>
        </draw:connector>
        <draw:custom-shape draw:style-name="gr5" draw:text-style-name="P5" xml:id="id3" draw:id="id3" draw:layer="layout" svg:width="4.762cm" svg:height="0.793cm" svg:x="13.012cm" svg:y="4.212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249cm 5.207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217cm" svg:y1="5.633cm" svg:x2="13.012cm" svg:y2="4.608cm" draw:start-shape="id2" draw:end-shape="id3" svg:d="M12217 5633l795-1025" svg:viewBox="0 0 796 1026">
          <text:p/>
        </draw:connector>
        <draw:connector draw:style-name="gr4" draw:text-style-name="P4" draw:layer="layout" draw:type="line" svg:x1="5.471cm" svg:y1="8.723cm" svg:x2="8.647cm" svg:y2="12.225cm" draw:start-shape="id4" draw:start-glue-point="2" draw:end-shape="id5" svg:d="M5471 8723l3176 3502" svg:viewBox="0 0 3177 3503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47cm 11.82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471cm" svg:y1="8.723cm" svg:x2="3.46cm" svg:y2="14.154cm" draw:start-shape="id4" draw:start-glue-point="2" draw:end-shape="id6" draw:end-glue-point="0" svg:d="M5471 8723l-2011 5431" svg:viewBox="0 0 2012 5432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143cm 12.906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1.593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111cm" svg:y1="13.332cm" svg:x2="16.24cm" svg:y2="12.228cm" draw:start-shape="id7" draw:end-shape="id8" draw:end-glue-point="6" svg:d="M12111 13332l4129-1104" svg:viewBox="0 0 4130 1105">
          <text:p/>
        </draw:connector>
        <draw:custom-shape draw:style-name="gr7" draw:text-style-name="P8" draw:layer="layout" svg:width="15.875cm" svg:height="6.667cm" svg:x="4.016cm" svg:y="15.605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7.667cm 13.824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635cm" svg:y1="14.25cm" svg:x2="14.653cm" svg:y2="13.937cm" draw:start-shape="id9" draw:start-glue-point="1" draw:end-shape="id10" draw:end-glue-point="3" svg:d="M11635 14250l3018-313" svg:viewBox="0 0 3019 314">
          <text:p/>
        </draw:connector>
        <draw:custom-shape draw:style-name="gr8" draw:text-style-name="P9" xml:id="id6" draw:id="id6" draw:layer="layout" svg:width="3.968cm" svg:height="0.803cm" draw:transform="skewX (-0.00628318530717958) rotate (-0.00628318530718033) translate (1.476cm 14.142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46cm" svg:y1="14.957cm" svg:x2="6.801cm" svg:y2="18.089cm" draw:start-shape="id6" draw:start-glue-point="2" draw:end-shape="id11" draw:end-glue-point="0" svg:d="M3460 14957l3341 3132" svg:viewBox="0 0 3342 3133">
          <text:p/>
        </draw:connector>
        <draw:connector draw:style-name="gr4" draw:text-style-name="P4" draw:layer="layout" draw:type="line" svg:x1="3.46cm" svg:y1="14.957cm" svg:x2="6.484cm" svg:y2="19.291cm" draw:start-shape="id6" draw:start-glue-point="2" draw:end-shape="id12" draw:end-glue-point="0" svg:d="M3460 14957l3024 4334" svg:viewBox="0 0 3025 4335">
          <text:p/>
        </draw:connector>
        <draw:connector draw:style-name="gr4" draw:text-style-name="P4" draw:layer="layout" draw:type="line" svg:x1="3.46cm" svg:y1="14.957cm" svg:x2="6.159cm" svg:y2="20.504cm" draw:start-shape="id6" draw:start-glue-point="2" draw:end-shape="id13" draw:end-glue-point="0" svg:d="M3460 14957l2699 5547" svg:viewBox="0 0 2700 5548">
          <text:p/>
        </draw:connector>
        <draw:connector draw:style-name="gr4" draw:text-style-name="P4" draw:layer="layout" draw:type="line" svg:x1="12.985cm" svg:y1="21.176cm" svg:x2="9.651cm" svg:y2="14.639cm" draw:start-shape="id14" draw:start-glue-point="0" draw:end-shape="id9" draw:end-glue-point="2" svg:d="M12985 21176l-3334-6537" svg:viewBox="0 0 3335 6538">
          <text:p/>
        </draw:connector>
        <draw:connector draw:style-name="gr4" draw:text-style-name="P4" draw:layer="layout" draw:type="line" svg:x1="8.468cm" svg:y1="19.705cm" svg:x2="10.525cm" svg:y2="21.562cm" draw:start-shape="id12" draw:end-shape="id14" draw:end-glue-point="3" svg:d="M8468 19705l2057 1857" svg:viewBox="0 0 2058 1858">
          <text:p/>
        </draw:connector>
        <draw:connector draw:style-name="gr4" draw:text-style-name="P4" draw:layer="layout" draw:type="line" svg:x1="8.143cm" svg:y1="20.918cm" svg:x2="10.525cm" svg:y2="21.562cm" draw:start-shape="id13" draw:end-shape="id14" draw:end-glue-point="3" svg:d="M8143 20918l2382 644" svg:viewBox="0 0 2383 645">
          <text:p/>
        </draw:connector>
        <draw:custom-shape draw:style-name="gr5" draw:text-style-name="P5" xml:id="id10" draw:id="id10" draw:layer="layout" svg:width="4.762cm" svg:height="0.793cm" svg:x="14.653cm" svg:y="13.541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11cm" svg:y1="13.332cm" svg:x2="14.653cm" svg:y2="13.937cm" draw:start-shape="id7" draw:start-glue-point="1" draw:end-shape="id10" draw:end-glue-point="3" svg:d="M12111 13332l2542 605" svg:viewBox="0 0 2543 606">
          <text:p/>
        </draw:connector>
        <draw:connector draw:style-name="gr4" draw:text-style-name="P4" draw:layer="layout" draw:type="line" svg:x1="12.615cm" svg:y1="12.25cm" svg:x2="14.653cm" svg:y2="13.937cm" draw:start-shape="id5" draw:start-glue-point="1" draw:end-shape="id10" draw:end-glue-point="3" svg:d="M12615 12250l2038 1687" svg:viewBox="0 0 2039 1688">
          <text:p/>
        </draw:connector>
        <draw:connector draw:style-name="gr4" draw:text-style-name="P4" draw:layer="layout" draw:type="line" svg:x1="5.471cm" svg:y1="8.723cm" svg:x2="8.143cm" svg:y2="13.307cm" draw:start-shape="id4" draw:start-glue-point="2" draw:end-shape="id7" draw:end-glue-point="3" svg:d="M5471 8723l2672 4584" svg:viewBox="0 0 2673 4585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3.487cm 7.908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153cm" svg:y1="4.992cm" svg:x2="5.471cm" svg:y2="7.92cm" draw:start-shape="id1" draw:start-glue-point="2" draw:end-shape="id4" svg:d="M5153 4992l318 2928" svg:viewBox="0 0 319 2929">
          <text:p/>
        </draw:connector>
        <draw:connector draw:style-name="gr4" draw:text-style-name="P4" draw:layer="layout" draw:type="line" svg:x1="7.137cm" svg:y1="4.603cm" svg:x2="13.012cm" svg:y2="4.608cm" draw:start-shape="id1" draw:start-glue-point="1" draw:end-shape="id3" draw:end-glue-point="3" svg:d="M7137 4603l5875 5" svg:viewBox="0 0 5876 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WtPLSQL and Results Storage</loext:page-name></text:span></text:p>
          </draw:text-box>
        </draw:frame>
        <draw:custom-shape draw:style-name="gr6" draw:text-style-name="P6" xml:id="id18" draw:id="id18" draw:layer="layout" svg:width="4.445cm" svg:height="1.27cm" svg:x="14.652cm" svg:y="7.783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5" draw:id="id15" draw:layer="layout" svg:width="4.286cm" svg:height="0.803cm" draw:transform="skewX (-0.00628318530717958) rotate (-0.00628318530718033) translate (8.594cm 6.513cm)">
          <text:p text:style-name="P1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594cm" svg:y2="6.914cm" draw:start-shape="id4" draw:end-shape="id15" svg:d="M7455 8334l1139-1420" svg:viewBox="0 0 1140 1421">
          <text:p/>
        </draw:connector>
        <draw:custom-shape draw:style-name="gr11" draw:text-style-name="P3" xml:id="id16" draw:id="id16" draw:layer="layout" svg:width="4.285cm" svg:height="0.803cm" draw:transform="skewX (-0.00628318530717958) rotate (-0.00628318530718033) translate (8.62cm 7.588cm)">
          <text:p text:style-name="P1"><text:span text:style-name="T1">delete_run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7.989cm" draw:start-shape="id4" draw:start-glue-point="1" draw:end-shape="id16" svg:d="M7455 8334l1165-345" svg:viewBox="0 0 1166 346">
          <text:p/>
        </draw:connector>
        <draw:custom-shape draw:style-name="gr11" draw:text-style-name="P3" xml:id="id17" draw:id="id17" draw:layer="layout" svg:width="4.285cm" svg:height="0.803cm" draw:transform="skewX (-0.00628318530717958) rotate (-0.00628318530718033) translate (8.62cm 8.671cm)">
          <text:p text:style-name="P1"><text:span text:style-name="T1">insert_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9.072cm" draw:start-shape="id4" draw:end-shape="id17" svg:d="M7455 8334l1165 738" svg:viewBox="0 0 1166 739">
          <text:p/>
        </draw:connector>
        <draw:connector draw:style-name="gr4" draw:text-style-name="P4" draw:layer="layout" draw:type="line" svg:x1="12.905cm" svg:y1="9.099cm" svg:x2="14.652cm" svg:y2="8.418cm" draw:start-shape="id17" draw:start-glue-point="1" draw:end-shape="id18" svg:d="M12905 9099l1747-681" svg:viewBox="0 0 1748 682">
          <text:p/>
        </draw:connector>
        <draw:custom-shape draw:style-name="gr12" draw:text-style-name="P3" xml:id="id14" draw:id="id14" draw:layer="layout" svg:width="4.92cm" svg:height="0.803cm" draw:transform="skewX (-0.00628318530717958) rotate (-0.00628318530718033) translate (10.525cm 21.161cm)">
          <text:p text:style-name="P1"><text:span text:style-name="T1">process_assetio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85cm" svg:y1="18.503cm" svg:x2="10.525cm" svg:y2="21.562cm" draw:start-shape="id11" draw:start-glue-point="1" draw:end-shape="id14" draw:end-glue-point="3" svg:d="M8785 18503l1740 3059" svg:viewBox="0 0 1741 3060">
          <text:p/>
        </draw:connector>
        <draw:frame draw:style-name="gr13" draw:text-style-name="P12" draw:layer="layout" svg:width="8.889cm" svg:height="0.877cm" svg:x="2.272cm" svg:y="25.751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ustom-shape draw:style-name="gr14" draw:text-style-name="P8" draw:layer="layout" svg:width="5.78cm" svg:height="2.381cm" svg:x="4.903cm" svg:y="22.749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3.968cm" svg:height="0.803cm" draw:transform="skewX (-0.00628318530717958) rotate (-0.00628318530718033) translate (5.886cm 23.86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979cm" svg:x2="9.854cm" svg:y2="24.286cm" draw:start-shape="id14" draw:start-glue-point="2" draw:end-shape="id19" draw:end-glue-point="1" svg:d="M12985 21979l-3131 2307" svg:viewBox="0 0 3132 2308">
          <text:p/>
        </draw:connector>
        <draw:custom-shape draw:style-name="gr15" draw:text-style-name="P5" xml:id="id20" draw:id="id20" draw:layer="layout" svg:width="3.89cm" svg:height="0.793cm" svg:x="14.637cm" svg:y="16.902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4.817cm 18.077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4.5cm 19.27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4.175cm 20.492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176cm" svg:x2="14.637cm" svg:y2="17.298cm" draw:start-shape="id14" draw:start-glue-point="0" draw:end-shape="id20" draw:end-glue-point="3" svg:d="M12985 21176l1652-3878" svg:viewBox="0 0 1653 3879">
          <text:p/>
        </draw:connector>
        <draw:custom-shape draw:style-name="gr15" draw:text-style-name="P5" xml:id="id21" draw:id="id21" draw:layer="layout" svg:width="3.89cm" svg:height="0.793cm" svg:x="15.034cm" svg:y="17.695cm">
          <text:p text:style-name="P1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034cm" svg:y2="18.091cm" draw:start-shape="id14" draw:start-glue-point="0" draw:end-shape="id21" draw:end-glue-point="3" svg:d="M12985 21176l2049-3085" svg:viewBox="0 0 2050 3086">
          <text:p/>
        </draw:connector>
        <draw:connector draw:style-name="gr4" draw:text-style-name="P4" draw:layer="layout" draw:type="line" svg:x1="8.785cm" svg:y1="18.503cm" svg:x2="14.637cm" svg:y2="17.298cm" draw:start-shape="id11" draw:end-shape="id20" draw:end-glue-point="3" svg:d="M8785 18503l5852-1205" svg:viewBox="0 0 5853 1206">
          <text:p/>
        </draw:connector>
        <draw:connector draw:style-name="gr4" draw:text-style-name="P4" draw:layer="layout" draw:type="line" svg:x1="8.468cm" svg:y1="19.705cm" svg:x2="14.637cm" svg:y2="17.298cm" draw:start-shape="id12" draw:end-shape="id20" draw:end-glue-point="3" svg:d="M8468 19705l6169-2407" svg:viewBox="0 0 6170 2408">
          <text:p/>
        </draw:connector>
        <draw:connector draw:style-name="gr4" draw:text-style-name="P4" draw:layer="layout" draw:type="line" svg:x1="8.143cm" svg:y1="20.918cm" svg:x2="14.637cm" svg:y2="17.298cm" draw:start-shape="id13" draw:start-glue-point="1" draw:end-shape="id20" draw:end-glue-point="3" svg:d="M8143 20918l6494-3620" svg:viewBox="0 0 6495 3621">
          <text:p/>
        </draw:connector>
        <draw:custom-shape draw:style-name="gr16" draw:text-style-name="P13" xml:id="id22" draw:id="id22" draw:layer="layout" svg:width="3.651cm" svg:height="0.793cm" svg:x="15.829cm" svg:y="19.256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23" draw:id="id23" draw:layer="layout" svg:width="3.651cm" svg:height="0.793cm" svg:x="16.147cm" svg:y="20.051cm">
          <text:p text:style-name="P1"><text:span text:style-name="T2">C_FAIL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829cm" svg:y2="19.652cm" draw:start-shape="id14" draw:start-glue-point="0" draw:end-shape="id22" draw:end-glue-point="3" svg:d="M12985 21176l2844-1524" svg:viewBox="0 0 2845 1525">
          <text:p/>
        </draw:connector>
        <draw:connector draw:style-name="gr4" draw:text-style-name="P4" draw:layer="layout" draw:type="line" svg:x1="12.985cm" svg:y1="21.176cm" svg:x2="16.147cm" svg:y2="20.447cm" draw:start-shape="id14" draw:start-glue-point="0" draw:end-shape="id23" svg:d="M12985 21176l3162-729" svg:viewBox="0 0 3163 730">
          <text:p/>
        </draw:connector>
        <draw:custom-shape draw:style-name="gr15" draw:text-style-name="P5" xml:id="id24" draw:id="id24" draw:layer="layout" svg:width="3.89cm" svg:height="0.793cm" svg:x="15.366cm" svg:y="18.488cm">
          <text:p text:style-name="P1"><text:span text:style-name="T2">g_raise_exception</text:span></text:p>
          <text:p text:style-name="P1"><text:span text:style-name="T2">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366cm" svg:y2="18.884cm" draw:start-shape="id14" draw:start-glue-point="0" draw:end-shape="id24" draw:end-glue-point="3" svg:d="M12985 21176l2381-2292" svg:viewBox="0 0 2382 2293">
          <text:p/>
        </draw:connector>
      </draw:page>
      <draw:page draw:name="Profiler Initialize and Finalize" draw:style-name="dp1" draw:master-page-name="Default">
        <draw:custom-shape draw:style-name="gr17" draw:text-style-name="P2" draw:layer="layout" svg:width="13.97cm" svg:height="16.986cm" svg:x="5.445cm" svg:y="5.762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4.853cm" svg:height="2.223cm" svg:x="1.385cm" svg:y="4.01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5" draw:id="id25" draw:layer="layout" svg:width="3.968cm" svg:height="0.803cm" draw:transform="skewX (-0.00628318530717958) rotate (-0.00628318530718033) translate (1.635cm 5.12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5.92cm" svg:y2="15.652cm" draw:start-shape="id25" draw:start-glue-point="2" draw:end-shape="id26" svg:d="M3619 5942l2301 9710" svg:viewBox="0 0 2302 9711">
          <text:p/>
        </draw:connector>
        <draw:custom-shape draw:style-name="gr3" draw:text-style-name="P3" xml:id="id26" draw:id="id26" draw:layer="layout" svg:width="3.968cm" svg:height="0.803cm" draw:transform="skewX (-0.00628318530717958) rotate (-0.00628318530718033) translate (5.92cm 15.251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7" draw:id="id27" draw:layer="layout" svg:width="3.968cm" svg:height="0.803cm" draw:transform="skewX (-0.00628318530717958) rotate (-0.00628318530718033) translate (6.042cm 10.367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6.042cm" svg:y2="10.768cm" draw:start-shape="id25" draw:start-glue-point="2" draw:end-shape="id27" draw:end-glue-point="3" svg:d="M3619 5942l2423 4826" svg:viewBox="0 0 2424 4827">
          <text:p/>
        </draw:connector>
        <draw:custom-shape draw:style-name="gr6" draw:text-style-name="P6" xml:id="id29" draw:id="id29" draw:layer="layout" svg:width="4.445cm" svg:height="1.27cm" svg:x="15.689cm" svg:y="17.351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7.986cm" draw:start-shape="id28" draw:end-shape="id29" draw:end-glue-point="6" svg:d="M10207 18889l5482-903" svg:viewBox="0 0 5483 904">
          <text:p/>
        </draw:connector>
        <draw:custom-shape draw:style-name="gr6" draw:text-style-name="P6" xml:id="id30" draw:id="id30" draw:layer="layout" svg:width="4.445cm" svg:height="1.27cm" svg:x="15.689cm" svg:y="18.621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9.256cm" draw:start-shape="id28" draw:end-shape="id30" draw:end-glue-point="6" svg:d="M10207 18889l5482 367" svg:viewBox="0 0 5483 368">
          <text:p/>
        </draw:connector>
        <draw:custom-shape draw:style-name="gr6" draw:text-style-name="P6" xml:id="id41" draw:id="id41" draw:layer="layout" svg:width="4.445cm" svg:height="1.27cm" svg:x="15.763cm" svg:y="19.891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05cm" svg:y2="16.716cm" draw:start-shape="id28" draw:end-shape="id31" svg:d="M10207 18889l5398-2173" svg:viewBox="0 0 5399 2174">
          <text:p/>
        </draw:connector>
        <draw:custom-shape draw:style-name="gr6" draw:text-style-name="P6" xml:id="id31" draw:id="id31" draw:layer="layout" svg:width="4.445cm" svg:height="1.27cm" svg:x="15.605cm" svg:y="16.081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WtPLSQL and Results Storage</loext:page-name></text:span></text:p>
          </draw:text-box>
        </draw:frame>
        <draw:connector draw:style-name="gr4" draw:text-style-name="P4" draw:layer="layout" draw:type="line" svg:x1="8.026cm" svg:y1="10.379cm" svg:x2="8.381cm" svg:y2="8.289cm" draw:start-shape="id27" draw:start-glue-point="0" draw:end-shape="id32" svg:d="M8026 10379l355-2090" svg:viewBox="0 0 356 2091">
          <text:p/>
        </draw:connector>
        <draw:connector draw:style-name="gr4" draw:text-style-name="P4" draw:layer="layout" draw:type="line" svg:x1="10.365cm" svg:y1="7.9cm" svg:x2="13.778cm" svg:y2="12.114cm" draw:start-shape="id32" draw:start-glue-point="1" draw:end-shape="id33" draw:end-glue-point="0" svg:d="M10365 7900l3413 4214" svg:viewBox="0 0 3414 4215">
          <text:p/>
        </draw:connector>
        <draw:connector draw:style-name="gr4" draw:text-style-name="P4" draw:layer="layout" draw:type="line" svg:x1="9.888cm" svg:y1="15.677cm" svg:x2="12.112cm" svg:y2="12.51cm" draw:start-shape="id26" draw:start-glue-point="1" draw:end-shape="id33" draw:end-glue-point="3" svg:d="M9888 15677l2224-3167" svg:viewBox="0 0 2225 3168">
          <text:p/>
        </draw:connector>
        <draw:connector draw:style-name="gr4" draw:text-style-name="P4" draw:layer="layout" draw:type="line" svg:x1="10.01cm" svg:y1="10.793cm" svg:x2="12.112cm" svg:y2="12.51cm" draw:start-shape="id27" draw:start-glue-point="1" draw:end-shape="id33" draw:end-glue-point="3" svg:d="M10010 10793l2102 1717" svg:viewBox="0 0 2103 1718">
          <text:p/>
        </draw:connector>
        <draw:connector draw:style-name="gr4" draw:text-style-name="P4" draw:layer="layout" draw:type="line" svg:x1="8.026cm" svg:y1="11.182cm" svg:x2="8.579cm" svg:y2="13.36cm" draw:start-shape="id27" draw:start-glue-point="2" draw:end-shape="id34" draw:end-glue-point="0" svg:d="M8026 11182l553 2178" svg:viewBox="0 0 554 2179">
          <text:p/>
        </draw:connector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onnector draw:style-name="gr4" draw:text-style-name="P4" draw:layer="layout" draw:type="line" svg:x1="8.026cm" svg:y1="11.182cm" svg:x2="3.142cm" svg:y2="13.553cm" draw:start-shape="id27" draw:start-glue-point="2" draw:end-shape="id35" draw:end-glue-point="0" svg:d="M8026 11182l-4884 2371" svg:viewBox="0 0 4885 2372">
          <text:p/>
        </draw:connector>
        <draw:connector draw:style-name="gr4" draw:text-style-name="P4" draw:layer="layout" draw:type="line" svg:x1="7.904cm" svg:y1="15.263cm" svg:x2="3.142cm" svg:y2="14.356cm" draw:start-shape="id26" draw:start-glue-point="0" draw:end-shape="id35" draw:end-glue-point="2" svg:d="M7904 15263l-4762-907" svg:viewBox="0 0 4763 908">
          <text:p/>
        </draw:connector>
        <draw:connector draw:style-name="gr4" draw:text-style-name="P4" draw:layer="layout" draw:type="line" svg:x1="7.904cm" svg:y1="15.263cm" svg:x2="8.579cm" svg:y2="14.163cm" draw:start-shape="id26" draw:start-glue-point="0" draw:end-shape="id34" draw:end-glue-point="2" svg:d="M7904 15263l675-1100" svg:viewBox="0 0 676 1101">
          <text:p/>
        </draw:connector>
        <draw:custom-shape draw:style-name="gr19" draw:text-style-name="P3" xml:id="id34" draw:id="id34" draw:layer="layout" svg:width="4.365cm" svg:height="0.803cm" draw:transform="skewX (-0.00628318530717958) rotate (-0.00628318530718033) translate (6.397cm 13.346cm)">
          <text:p text:style-name="P1"><text:span text:style-name="T1">reset_g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904cm" svg:y1="16.066cm" svg:x2="8.143cm" svg:y2="18.475cm" draw:start-shape="id26" draw:start-glue-point="2" draw:end-shape="id28" draw:end-glue-point="0" svg:d="M7904 16066l239 2409" svg:viewBox="0 0 240 2410">
          <text:p/>
        </draw:connector>
        <draw:connector draw:style-name="gr4" draw:text-style-name="P4" draw:layer="layout" draw:type="line" svg:x1="8.143cm" svg:y1="18.475cm" svg:x2="13.183cm" svg:y2="15.153cm" draw:start-shape="id28" draw:start-glue-point="0" draw:end-shape="id36" draw:end-glue-point="2" svg:d="M8143 18475l5040-3322" svg:viewBox="0 0 5041 3323">
          <text:p/>
        </draw:connector>
        <draw:connector draw:style-name="gr4" draw:text-style-name="P4" draw:layer="layout" draw:type="line" svg:x1="10.762cm" svg:y1="13.774cm" svg:x2="12.112cm" svg:y2="12.51cm" draw:start-shape="id34" draw:end-shape="id33" svg:d="M10762 13774l1350-1264" svg:viewBox="0 0 1351 1265">
          <text:p/>
        </draw:connector>
        <draw:custom-shape draw:style-name="gr3" draw:text-style-name="P3" xml:id="id35" draw:id="id35" draw:layer="layout" svg:width="3.968cm" svg:height="0.803cm" draw:transform="skewX (-0.00628318530717958) rotate (-0.00628318530718033) translate (1.158cm 13.541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3.183cm" svg:y1="14.35cm" svg:x2="13.778cm" svg:y2="12.907cm" draw:start-shape="id36" draw:start-glue-point="0" draw:end-shape="id33" draw:end-glue-point="2" svg:d="M13183 14350l595-1443" svg:viewBox="0 0 596 1444">
          <text:p/>
        </draw:connector>
        <draw:connector draw:style-name="gr4" draw:text-style-name="P4" draw:layer="layout" draw:type="line" svg:x1="14.652cm" svg:y1="14.76cm" svg:x2="18.143cm" svg:y2="12.114cm" draw:start-shape="id36" draw:end-shape="id37" draw:end-glue-point="8" svg:d="M14652 14760l3491-2646" svg:viewBox="0 0 3492 2647">
          <text:p/>
        </draw:connector>
        <draw:connector draw:style-name="gr4" draw:text-style-name="P4" draw:layer="layout" draw:type="line" svg:x1="8.026cm" svg:y1="10.379cm" svg:x2="8.699cm" svg:y2="9.593cm" draw:start-shape="id27" draw:start-glue-point="0" draw:end-shape="id38" svg:d="M8026 10379l673-786" svg:viewBox="0 0 674 787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6.715cm 8.778cm)">
          <text:p text:style-name="P1"><text:span text:style-name="T1">trigger_offset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143cm" svg:y1="19.278cm" svg:x2="9.334cm" svg:y2="20.063cm" draw:start-shape="id28" draw:start-glue-point="2" draw:end-shape="id39" draw:end-glue-point="0" svg:d="M8143 19278l1191 785" svg:viewBox="0 0 1192 786">
          <text:p/>
        </draw:connector>
        <draw:custom-shape draw:style-name="gr20" draw:text-style-name="P3" xml:id="id28" draw:id="id28" draw:layer="layout" svg:width="4.127cm" svg:height="0.803cm" draw:transform="skewX (-0.00628318530717958) rotate (-0.00628318530718033) translate (6.08cm 18.462cm)">
          <text:p text:style-name="P1"><text:span text:style-name="T1">insert_DBOUT_profile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026cm" svg:y1="11.182cm" svg:x2="9.017cm" svg:y2="12.124cm" draw:start-shape="id27" draw:end-shape="id40" svg:d="M8026 11182l991 942" svg:viewBox="0 0 992 943">
          <text:p/>
        </draw:connector>
        <draw:custom-shape draw:style-name="gr3" draw:text-style-name="P3" xml:id="id40" draw:id="id40" draw:layer="layout" svg:width="3.968cm" svg:height="0.803cm" draw:transform="skewX (-0.00628318530717958) rotate (-0.00628318530718033) translate (7.033cm 12.112cm)">
          <text:p text:style-name="P1"><text:span text:style-name="T1">get_error_msg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477cm" svg:y1="20.478cm" svg:x2="15.763cm" svg:y2="20.526cm" draw:start-shape="id39" draw:start-glue-point="1" draw:end-shape="id41" draw:end-glue-point="6" svg:d="M11477 20478l4286 48" svg:viewBox="0 0 4287 49">
          <text:p/>
        </draw:connector>
        <draw:connector draw:style-name="gr4" draw:text-style-name="P4" draw:layer="layout" draw:type="line" svg:x1="11.477cm" svg:y1="20.478cm" svg:x2="15.689cm" svg:y2="19.256cm" draw:start-shape="id39" draw:start-glue-point="1" draw:end-shape="id30" draw:end-glue-point="6" svg:d="M11477 20478l4212-1222" svg:viewBox="0 0 4213 1223">
          <text:p/>
        </draw:connector>
        <draw:connector draw:style-name="gr4" draw:text-style-name="P4" draw:layer="layout" draw:type="line" svg:x1="11.477cm" svg:y1="20.478cm" svg:x2="15.689cm" svg:y2="17.986cm" draw:start-shape="id39" draw:start-glue-point="1" draw:end-shape="id29" draw:end-glue-point="6" svg:d="M11477 20478l4212-2492" svg:viewBox="0 0 4213 2493">
          <text:p/>
        </draw:connector>
        <draw:connector draw:style-name="gr4" draw:text-style-name="P4" draw:layer="layout" draw:type="line" svg:x1="10.683cm" svg:y1="9.204cm" svg:x2="15.92cm" svg:y2="11.479cm" draw:start-shape="id38" draw:start-glue-point="1" draw:end-shape="id37" draw:end-glue-point="6" svg:d="M10683 9204l5237 2275" svg:viewBox="0 0 5238 2276">
          <text:p/>
        </draw:connector>
        <draw:connector draw:style-name="gr4" draw:text-style-name="P4" draw:layer="layout" draw:type="line" svg:x1="7.033cm" svg:y1="12.513cm" svg:x2="3.142cm" svg:y2="13.553cm" draw:start-shape="id40" draw:end-shape="id35" draw:end-glue-point="0" svg:d="M7033 12513l-3891 1040" svg:viewBox="0 0 3892 1041">
          <text:p/>
        </draw:connector>
        <draw:connector draw:style-name="gr4" draw:text-style-name="P4" draw:layer="layout" draw:type="line" svg:x1="8.143cm" svg:y1="18.475cm" svg:x2="13.778cm" svg:y2="12.907cm" draw:start-shape="id28" draw:start-glue-point="0" draw:end-shape="id33" draw:end-glue-point="2" svg:d="M8143 18475l5635-5568" svg:viewBox="0 0 5636 5569">
          <text:p/>
        </draw:connector>
        <draw:custom-shape draw:style-name="gr21" draw:text-style-name="P5" xml:id="id42" draw:id="id42" draw:layer="layout" svg:width="3.332cm" svg:height="0.793cm" svg:x="16.083cm" svg:y="15.263cm">
          <text:p text:style-name="P1"><text:span text:style-name="T2">anno_aa structur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" draw:id="id37" draw:layer="layout" svg:width="4.445cm" svg:height="1.27cm" svg:x="15.92cm" svg:y="10.844cm">
          <text:p text:style-name="P1"><text:span text:style-name="T3">ALL_SOURC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3" draw:id="id43" draw:layer="layout" svg:width="4.445cm" svg:height="1.27cm" svg:x="15.763cm" svg:y="9.574cm">
          <text:p text:style-name="P1"><text:span text:style-name="T3">ALL_OBJEC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652cm" svg:y1="14.76cm" svg:x2="16.083cm" svg:y2="15.659cm" draw:start-shape="id36" draw:start-glue-point="1" draw:end-shape="id42" svg:d="M14652 14760l1431 899" svg:viewBox="0 0 1432 900">
          <text:p/>
        </draw:connector>
        <draw:connector draw:style-name="gr4" draw:text-style-name="P4" draw:layer="layout" draw:type="line" svg:x1="8.143cm" svg:y1="18.475cm" svg:x2="16.083cm" svg:y2="15.659cm" draw:start-shape="id28" draw:start-glue-point="0" draw:end-shape="id42" draw:end-glue-point="3" svg:d="M8143 18475l7940-2816" svg:viewBox="0 0 7941 2817">
          <text:p/>
        </draw:connector>
        <draw:connector draw:style-name="gr4" draw:text-style-name="P4" draw:layer="layout" draw:type="line" svg:x1="10.365cm" svg:y1="7.9cm" svg:x2="15.763cm" svg:y2="10.209cm" draw:start-shape="id32" draw:start-glue-point="1" draw:end-shape="id43" svg:d="M10365 7900l5398 2309" svg:viewBox="0 0 5399 2310">
          <text:p/>
        </draw:connector>
        <draw:connector draw:style-name="gr4" draw:text-style-name="P4" draw:layer="layout" draw:type="line" svg:x1="10.365cm" svg:y1="7.9cm" svg:x2="15.92cm" svg:y2="11.479cm" draw:start-shape="id32" draw:start-glue-point="1" draw:end-shape="id37" draw:end-glue-point="6" svg:d="M10365 7900l5555 3579" svg:viewBox="0 0 5556 3580">
          <text:p/>
        </draw:connector>
        <draw:custom-shape draw:style-name="gr22" draw:text-style-name="P3" xml:id="id36" draw:id="id36" draw:layer="layout" svg:width="2.937cm" svg:height="0.803cm" draw:transform="skewX (-0.00628318530717958) rotate (-0.00628318530718033) translate (11.715cm 14.341cm)">
          <text:p text:style-name="P1"><text:span text:style-name="T1">load_anno_aa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2" draw:id="id32" draw:layer="layout" svg:width="3.968cm" svg:height="0.803cm" draw:transform="skewX (-0.00628318530717958) rotate (-0.00628318530718033) translate (6.397cm 7.474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xml:id="id33" draw:id="id33" draw:layer="layout" svg:width="3.332cm" svg:height="0.793cm" svg:x="12.112cm" svg:y="12.114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39" draw:id="id39" draw:layer="layout" svg:width="4.285cm" svg:height="0.803cm" draw:transform="skewX (-0.00628318530717958) rotate (-0.00628318530718033) translate (7.192cm 20.05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Test Run Text Reporting" draw:style-name="dp1" draw:master-page-name="Default">
        <draw:custom-shape draw:style-name="gr23" draw:text-style-name="P14" draw:layer="layout" svg:width="17.494cm" svg:height="14.723cm" svg:x="2.111cm" svg:y="7.35cm">
          <text:p text:style-name="P10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7" draw:id="id47" draw:layer="layout" svg:width="4.445cm" svg:height="1.27cm" svg:x="15.922cm" svg:y="12.07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5" draw:id="id45" draw:layer="layout" svg:width="4.445cm" svg:height="1.27cm" svg:x="15.682cm" svg:y="8.897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4" draw:id="id44" draw:layer="layout" svg:width="3.968cm" svg:height="0.803cm" draw:transform="skewX (-0.00628318530717958) rotate (-0.00628318530718033) translate (2.27cm 10.926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1.352cm" svg:x2="15.682cm" svg:y2="9.532cm" draw:start-shape="id44" draw:start-glue-point="1" draw:end-shape="id45" draw:end-glue-point="6" svg:d="M6238 11352l9444-1820" svg:viewBox="0 0 9445 1821">
          <text:p/>
        </draw:connector>
        <draw:connector draw:style-name="gr4" draw:text-style-name="P4" draw:layer="layout" draw:type="line" svg:x1="7.032cm" svg:y1="14.402cm" svg:x2="15.922cm" svg:y2="12.706cm" draw:start-shape="id46" draw:start-glue-point="1" draw:end-shape="id47" draw:end-glue-point="6" svg:d="M7032 14402l8890-1696" svg:viewBox="0 0 8891 1697">
          <text:p/>
        </draw:connector>
        <draw:custom-shape draw:style-name="gr3" draw:text-style-name="P3" xml:id="id49" draw:id="id49" draw:layer="layout" svg:width="3.968cm" svg:height="0.803cm" draw:transform="skewX (-0.00628318530717958) rotate (-0.00628318530718033) translate (7.508cm 23.1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811cm" svg:y1="21.618cm" svg:x2="9.492cm" svg:y2="23.162cm" draw:start-shape="id48" draw:start-glue-point="2" draw:end-shape="id49" draw:end-glue-point="0" svg:d="M9811 21618l-319 1544" svg:viewBox="0 0 320 1545">
          <text:p/>
        </draw:connector>
        <draw:custom-shape draw:style-name="gr6" draw:text-style-name="P6" xml:id="id51" draw:id="id51" draw:layer="layout" svg:width="4.445cm" svg:height="1.27cm" svg:x="15.763cm" svg:y="19.533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555cm" svg:y1="17.861cm" svg:x2="15.763cm" svg:y2="20.168cm" draw:start-shape="id50" draw:end-shape="id51" draw:end-glue-point="6" svg:d="M6555 17861l9208 2307" svg:viewBox="0 0 9209 2308">
          <text:p/>
        </draw:connector>
        <draw:frame draw:style-name="gr9" draw:text-style-name="P15" draw:layer="layout" svg:width="7.62cm" svg:height="0.721cm" svg:x="1.635cm" svg:y="2.59cm">
          <draw:text-box>
            <text:p text:style-name="P10"><text:span text:style-name="T4"><loext:page-name>WtPLSQL and Results Storage</loext:page-name></text:span></text:p>
          </draw:text-box>
        </draw:frame>
        <draw:frame draw:style-name="gr13" draw:text-style-name="P12" draw:layer="layout" svg:width="8.889cm" svg:height="0.877cm" svg:x="2.273cm" svg:y="25.5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ustom-shape draw:style-name="gr3" draw:text-style-name="P3" xml:id="id56" draw:id="id56" draw:layer="layout" svg:width="3.968cm" svg:height="0.803cm" draw:transform="skewX (-0.00628318530717958) rotate (-0.00628318530718033) translate (6.372cm 11.799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8" draw:id="id48" draw:layer="layout" svg:width="3.968cm" svg:height="0.803cm" draw:transform="skewX (-0.00628318530717958) rotate (-0.00628318530718033) translate (7.827cm 20.803cm)">
          <text:p text:style-name="P1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2" draw:id="id52" draw:layer="layout" svg:width="4.762cm" svg:height="0.793cm" svg:x="14.335cm" svg:y="10.643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38cm" svg:y1="11.352cm" svg:x2="14.335cm" svg:y2="11.039cm" draw:start-shape="id44" draw:start-glue-point="1" draw:end-shape="id52" svg:d="M6238 11352l8097-313" svg:viewBox="0 0 8098 314">
          <text:p/>
        </draw:connector>
        <draw:connector draw:style-name="gr4" draw:text-style-name="P4" draw:layer="layout" draw:type="line" svg:x1="4.254cm" svg:y1="11.741cm" svg:x2="4.889cm" svg:y2="15.575cm" draw:start-shape="id44" draw:start-glue-point="2" draw:end-shape="id53" draw:end-glue-point="0" svg:d="M4254 11741l635 3834" svg:viewBox="0 0 636 3835">
          <text:p/>
        </draw:connector>
        <draw:connector draw:style-name="gr4" draw:text-style-name="P4" draw:layer="layout" draw:type="line" svg:x1="4.254cm" svg:y1="11.741cm" svg:x2="5.048cm" svg:y2="13.988cm" draw:start-shape="id44" draw:start-glue-point="2" draw:end-shape="id46" draw:end-glue-point="0" svg:d="M4254 11741l794 2247" svg:viewBox="0 0 795 2248">
          <text:p/>
        </draw:connector>
        <draw:connector draw:style-name="gr4" draw:text-style-name="P4" draw:layer="layout" draw:type="line" svg:x1="4.254cm" svg:y1="11.741cm" svg:x2="4.571cm" svg:y2="17.447cm" draw:start-shape="id44" draw:start-glue-point="2" draw:end-shape="id50" draw:end-glue-point="0" svg:d="M4254 11741l317 5706" svg:viewBox="0 0 318 5707">
          <text:p/>
        </draw:connector>
        <draw:connector draw:style-name="gr4" draw:text-style-name="P4" draw:layer="layout" draw:type="line" svg:x1="6.873cm" svg:y1="15.989cm" svg:x2="11.434cm" svg:y2="15.159cm" draw:start-shape="id53" draw:start-glue-point="1" draw:end-shape="id54" draw:end-glue-point="3" svg:d="M6873 15989l4561-830" svg:viewBox="0 0 4562 831">
          <text:p/>
        </draw:connector>
        <draw:connector draw:style-name="gr4" draw:text-style-name="P4" draw:layer="layout" draw:type="line" svg:x1="4.889cm" svg:y1="16.378cm" svg:x2="9.811cm" svg:y2="20.815cm" draw:start-shape="id53" draw:start-glue-point="2" draw:end-shape="id48" draw:end-glue-point="0" svg:d="M4889 16378l4922 4437" svg:viewBox="0 0 4923 4438">
          <text:p/>
        </draw:connector>
        <draw:connector draw:style-name="gr4" draw:text-style-name="P4" draw:layer="layout" draw:type="line" svg:x1="6.873cm" svg:y1="15.989cm" svg:x2="14.335cm" svg:y2="11.039cm" draw:start-shape="id53" draw:start-glue-point="1" draw:end-shape="id52" draw:end-glue-point="3" svg:d="M6873 15989l7462-4950" svg:viewBox="0 0 7463 4951">
          <text:p/>
        </draw:connector>
        <draw:connector draw:style-name="gr4" draw:text-style-name="P4" draw:layer="layout" draw:type="line" svg:x1="6.873cm" svg:y1="15.989cm" svg:x2="11.16cm" svg:y2="17.711cm" draw:start-shape="id53" draw:start-glue-point="1" draw:end-shape="id55" draw:end-glue-point="3" svg:d="M6873 15989l4287 1722" svg:viewBox="0 0 4288 1723">
          <text:p/>
        </draw:connector>
        <draw:connector draw:style-name="gr4" draw:text-style-name="P4" draw:layer="layout" draw:type="line" svg:x1="7.032cm" svg:y1="14.402cm" svg:x2="14.335cm" svg:y2="11.039cm" draw:start-shape="id46" draw:start-glue-point="1" draw:end-shape="id52" draw:end-glue-point="3" svg:d="M7032 14402l7303-3363" svg:viewBox="0 0 7304 3364">
          <text:p/>
        </draw:connector>
        <draw:connector draw:style-name="gr4" draw:text-style-name="P4" draw:layer="layout" draw:type="line" svg:x1="7.032cm" svg:y1="14.402cm" svg:x2="8.356cm" svg:y2="12.614cm" draw:start-shape="id46" draw:start-glue-point="1" draw:end-shape="id56" draw:end-glue-point="2" svg:d="M7032 14402l1324-1788" svg:viewBox="0 0 1325 1789">
          <text:p/>
        </draw:connector>
        <draw:connector draw:style-name="gr4" draw:text-style-name="P4" draw:layer="layout" draw:type="line" svg:x1="5.048cm" svg:y1="14.791cm" svg:x2="9.811cm" svg:y2="20.815cm" draw:start-shape="id46" draw:start-glue-point="2" draw:end-shape="id48" draw:end-glue-point="0" svg:d="M5048 14791l4763 6024" svg:viewBox="0 0 4764 6025">
          <text:p/>
        </draw:connector>
        <draw:connector draw:style-name="gr4" draw:text-style-name="P4" draw:layer="layout" draw:type="line" svg:x1="4.571cm" svg:y1="18.25cm" svg:x2="9.811cm" svg:y2="20.815cm" draw:start-shape="id50" draw:start-glue-point="2" draw:end-shape="id48" draw:end-glue-point="0" svg:d="M4571 18250l5240 2565" svg:viewBox="0 0 5241 2566">
          <text:p/>
        </draw:connector>
        <draw:connector draw:style-name="gr4" draw:text-style-name="P4" draw:layer="layout" draw:type="line" svg:x1="6.555cm" svg:y1="17.861cm" svg:x2="14.335cm" svg:y2="11.039cm" draw:start-shape="id50" draw:start-glue-point="1" draw:end-shape="id52" draw:end-glue-point="3" svg:d="M6555 17861l7780-6822" svg:viewBox="0 0 7781 6823">
          <text:p/>
        </draw:connector>
        <draw:connector draw:style-name="gr4" draw:text-style-name="P4" draw:layer="layout" draw:type="line" svg:x1="13.418cm" svg:y1="14.77cm" svg:x2="15.922cm" svg:y2="12.706cm" draw:start-shape="id54" draw:start-glue-point="0" draw:end-shape="id47" draw:end-glue-point="6" svg:d="M13418 14770l2504-2064" svg:viewBox="0 0 2505 2065">
          <text:p/>
        </draw:connector>
        <draw:connector draw:style-name="gr4" draw:text-style-name="P4" draw:layer="layout" draw:type="line" svg:x1="13.144cm" svg:y1="18.125cm" svg:x2="15.763cm" svg:y2="20.168cm" draw:start-shape="id55" draw:start-glue-point="2" draw:end-shape="id51" draw:end-glue-point="6" svg:d="M13144 18125l2619 2043" svg:viewBox="0 0 2620 2044">
          <text:p/>
        </draw:connector>
        <draw:connector draw:style-name="gr4" draw:text-style-name="P4" draw:layer="layout" draw:type="line" svg:x1="13.418cm" svg:y1="15.573cm" svg:x2="9.811cm" svg:y2="20.815cm" draw:start-shape="id54" draw:start-glue-point="2" draw:end-shape="id48" draw:end-glue-point="0" svg:d="M13418 15573l-3607 5242" svg:viewBox="0 0 3608 5243">
          <text:p/>
        </draw:connector>
        <draw:connector draw:style-name="gr4" draw:text-style-name="P4" draw:layer="layout" draw:type="line" svg:x1="13.144cm" svg:y1="18.125cm" svg:x2="9.811cm" svg:y2="20.815cm" draw:start-shape="id55" draw:start-glue-point="2" draw:end-shape="id48" draw:end-glue-point="0" svg:d="M13144 18125l-3333 2690" svg:viewBox="0 0 3334 2691">
          <text:p/>
        </draw:connector>
        <draw:custom-shape draw:style-name="gr3" draw:text-style-name="P3" xml:id="id46" draw:id="id46" draw:layer="layout" svg:width="3.968cm" svg:height="0.803cm" draw:transform="skewX (-0.00628318530717958) rotate (-0.00628318530718033) translate (3.064cm 13.976cm)">
          <text:p text:style-name="P1"><text:span text:style-name="T1">results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0" draw:id="id50" draw:layer="layout" svg:width="3.968cm" svg:height="0.803cm" draw:transform="skewX (-0.00628318530717958) rotate (-0.00628318530718033) translate (2.587cm 17.435cm)">
          <text:p text:style-name="P1"><text:span text:style-name="T1">profile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5" draw:id="id55" draw:layer="layout" svg:width="3.968cm" svg:height="0.803cm" draw:transform="skewX (-0.00628318530717958) rotate (-0.00628318530718033) translate (11.16cm 17.31cm)">
          <text:p text:style-name="P1"><text:span text:style-name="T1">profile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4" draw:id="id54" draw:layer="layout" svg:width="3.968cm" svg:height="0.803cm" draw:transform="skewX (-0.00628318530717958) rotate (-0.00628318530718033) translate (11.434cm 14.758cm)">
          <text:p text:style-name="P1"><text:span text:style-name="T1">result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3" draw:id="id53" draw:layer="layout" svg:width="3.968cm" svg:height="0.803cm" draw:transform="skewX (-0.00628318530717958) rotate (-0.00628318530718033) translate (2.905cm 15.563cm)">
          <text:p text:style-name="P1"><text:span text:style-name="T1">summary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4.763cm" svg:height="1.959cm" svg:x="14.493cm" svg:y="4.92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57" draw:id="id57" draw:layer="layout" svg:width="3.651cm" svg:height="0.793cm" svg:x="15.763cm" svg:y="5.88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34cm" svg:y1="12.225cm" svg:x2="17.588cm" svg:y2="6.673cm" draw:start-shape="id56" draw:start-glue-point="1" draw:end-shape="id57" draw:end-glue-point="2" svg:d="M10340 12225l7248-5552" svg:viewBox="0 0 7249 5553">
          <text:p/>
        </draw:connector>
        <draw:custom-shape draw:style-name="gr25" draw:text-style-name="P3" xml:id="id58" draw:id="id58" draw:layer="layout" svg:width="4.921cm" svg:height="0.803cm" draw:transform="skewX (-0.00628318530717958) rotate (-0.00628318530718033) translate (3.064cm 8.698cm)">
          <text:p text:style-name="P1"><text:span text:style-name="T1">dbms_ou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524cm" svg:y1="9.516cm" svg:x2="4.254cm" svg:y2="10.938cm" draw:start-shape="id58" draw:end-shape="id44" draw:end-glue-point="0" svg:d="M5524 9516l-1270 1422" svg:viewBox="0 0 1271 1423">
          <text:p/>
        </draw:connector>
        <draw:connector draw:style-name="gr4" draw:text-style-name="P4" draw:layer="layout" draw:type="line" svg:x1="7.985cm" svg:y1="9.13cm" svg:x2="15.682cm" svg:y2="9.575cm" draw:start-shape="id58" draw:start-glue-point="1" svg:d="M7985 9130l7697 445" svg:viewBox="0 0 7698 446">
          <text:p/>
        </draw:connector>
      </draw:page>
      <draw:page draw:name="Ad-Hoc Text Reporting" draw:style-name="dp1" draw:master-page-name="Default">
        <draw:custom-shape draw:style-name="gr26" draw:text-style-name="P8" draw:layer="layout" svg:width="6.381cm" svg:height="2.381cm" svg:x="5.255cm" svg:y="8.655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7.244cm" svg:height="2.381cm" svg:x="8.361cm" svg:y="13.065cm">
          <text:p text:style-name="P7"><text:span text:style-name="T1">WT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13.018cm" svg:height="4.841cm" svg:x="6.714cm" svg:y="16.47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3" draw:id="id63" draw:layer="layout" svg:width="3.968cm" svg:height="0.803cm" draw:transform="skewX (-0.00628318530717958) rotate (-0.00628318530718033) translate (9.097cm 14.14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9" draw:id="id59" draw:layer="layout" svg:width="3.968cm" svg:height="0.803cm" draw:transform="skewX (-0.00628318530717958) rotate (-0.00628318530718033) translate (1.952cm 13.74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0" draw:id="id60" draw:layer="layout" svg:width="3.968cm" svg:height="0.803cm" draw:transform="skewX (-0.00628318530717958) rotate (-0.00628318530718033) translate (14.235cm 17.93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1" draw:id="id61" draw:layer="layout" svg:width="3.968cm" svg:height="0.803cm" draw:transform="skewX (-0.00628318530717958) rotate (-0.00628318530718033) translate (10.583cm 18.84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2" draw:id="id62" draw:layer="layout" svg:width="3.968cm" svg:height="0.803cm" draw:transform="skewX (-0.00628318530717958) rotate (-0.00628318530718033) translate (7.25cm 19.8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4.561cm" svg:x2="14.235cm" svg:y2="18.34cm" draw:start-shape="id59" draw:start-glue-point="2" draw:end-shape="id60" draw:end-glue-point="3" svg:d="M3936 14561l10299 3779" svg:viewBox="0 0 10300 3780">
          <text:p/>
        </draw:connector>
        <draw:connector draw:style-name="gr4" draw:text-style-name="P4" draw:layer="layout" draw:type="line" svg:x1="3.936cm" svg:y1="14.561cm" svg:x2="10.583cm" svg:y2="19.247cm" draw:start-shape="id59" draw:start-glue-point="2" draw:end-shape="id61" draw:end-glue-point="3" svg:d="M3936 14561l6647 4686" svg:viewBox="0 0 6648 4687">
          <text:p/>
        </draw:connector>
        <draw:connector draw:style-name="gr4" draw:text-style-name="P4" draw:layer="layout" draw:type="line" svg:x1="3.936cm" svg:y1="14.561cm" svg:x2="7.25cm" svg:y2="20.258cm" draw:start-shape="id59" draw:start-glue-point="2" draw:end-shape="id62" draw:end-glue-point="3" svg:d="M3936 14561l3314 5697" svg:viewBox="0 0 3315 5698">
          <text:p/>
        </draw:connector>
        <draw:connector draw:style-name="gr4" draw:text-style-name="P4" draw:layer="layout" draw:type="line" svg:x1="16.219cm" svg:y1="17.951cm" svg:x2="11.081cm" svg:y2="14.957cm" draw:start-shape="id60" draw:start-glue-point="0" draw:end-shape="id63" draw:end-glue-point="2" svg:d="M16219 17951l-5138-2994" svg:viewBox="0 0 5139 2995">
          <text:p/>
        </draw:connector>
        <draw:connector draw:style-name="gr4" draw:text-style-name="P4" draw:layer="layout" draw:type="line" svg:x1="12.567cm" svg:y1="18.858cm" svg:x2="11.081cm" svg:y2="14.957cm" draw:start-shape="id61" draw:start-glue-point="0" draw:end-shape="id63" draw:end-glue-point="2" svg:d="M12567 18858l-1486-3901" svg:viewBox="0 0 1487 3902">
          <text:p/>
        </draw:connector>
        <draw:connector draw:style-name="gr4" draw:text-style-name="P4" draw:layer="layout" draw:type="line" svg:x1="9.234cm" svg:y1="19.869cm" svg:x2="11.081cm" svg:y2="14.957cm" draw:start-shape="id62" draw:start-glue-point="0" draw:end-shape="id63" draw:end-glue-point="2" svg:d="M9234 19869l1847-4912" svg:viewBox="0 0 1848 4913">
          <text:p/>
        </draw:connector>
        <draw:connector draw:style-name="gr4" draw:text-style-name="P4" draw:layer="layout" draw:type="line" svg:x1="11.081cm" svg:y1="14.154cm" svg:x2="8.46cm" svg:y2="10.583cm" draw:start-shape="id63" draw:start-glue-point="0" draw:end-shape="id64" draw:end-glue-point="2" svg:d="M11081 14154l-2621-3571" svg:viewBox="0 0 2622 3572">
          <text:p/>
        </draw:connector>
        <draw:custom-shape draw:style-name="gr29" draw:text-style-name="P3" xml:id="id64" draw:id="id64" draw:layer="layout" svg:width="4.445cm" svg:height="0.803cm" draw:transform="skewX (-0.00628318530717958) rotate (-0.00628318530718033) translate (6.238cm 9.766cm)">
          <text:p text:style-name="P1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5" draw:id="id65" draw:layer="layout" svg:width="3.968cm" svg:height="0.803cm" draw:transform="skewX (-0.00628318530717958) rotate (-0.00628318530718033) translate (1.952cm 7.25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0.167cm" svg:x2="3.936cm" svg:y2="8.073cm" draw:start-shape="id64" draw:start-glue-point="3" draw:end-shape="id65" draw:end-glue-point="2" svg:d="M6238 10167l-2302-2094" svg:viewBox="0 0 2303 2095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WtPLSQL and Results Storage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</draw:page>
      <draw:page draw:name="Clear Test Runs, Results, and Profiles" draw:style-name="dp1" draw:master-page-name="Default">
        <draw:custom-shape draw:style-name="gr30" draw:text-style-name="P2" draw:layer="layout" svg:width="10.478cm" svg:height="2.54cm" svg:x="2.586cm" svg:y="20.0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10.002cm" svg:height="8.096cm" svg:x="6.239cm" svg:y="11.16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WtPLSQL and Results Storage</loext:page-name></text:span></text:p>
          </draw:text-box>
        </draw:frame>
        <draw:custom-shape draw:style-name="gr32" draw:text-style-name="P2" draw:layer="layout" svg:width="17.145cm" svg:height="4.604cm" svg:x="2.27cm" svg:y="5.921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xml:id="id68" draw:id="id68" draw:layer="layout" svg:width="4.334cm" svg:height="0.803cm" draw:transform="skewX (-0.00628318530717958) rotate (-0.00628318530718033) translate (2.798cm 6.86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9" draw:id="id69" draw:layer="layout" svg:width="4.445cm" svg:height="1.27cm" svg:x="15.764cm" svg:y="8.62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576cm" svg:y1="9.558cm" svg:x2="5.363cm" svg:y2="21.456cm" draw:start-shape="id66" draw:start-glue-point="2" draw:end-shape="id67" draw:end-glue-point="0" svg:d="M5576 9558l-213 11898" svg:viewBox="0 0 214 11899">
          <text:p/>
        </draw:connector>
        <draw:custom-shape draw:style-name="gr11" draw:text-style-name="P3" xml:id="id66" draw:id="id66" draw:layer="layout" svg:width="4.285cm" svg:height="0.803cm" draw:transform="skewX (-0.00628318530717958) rotate (-0.00628318530718033) translate (3.434cm 8.742cm)">
          <text:p text:style-name="P1"><text:span text:style-name="T1">del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965cm" svg:y1="7.677cm" svg:x2="5.576cm" svg:y2="8.755cm" draw:start-shape="id68" draw:start-glue-point="2" draw:end-shape="id66" draw:end-glue-point="0" svg:d="M4965 7677l611 1078" svg:viewBox="0 0 612 1079">
          <text:p/>
        </draw:connector>
        <draw:connector draw:style-name="gr4" draw:text-style-name="P4" draw:layer="layout" draw:type="line" svg:x1="7.719cm" svg:y1="9.17cm" svg:x2="15.764cm" svg:y2="9.255cm" draw:start-shape="id66" draw:start-glue-point="1" draw:end-shape="id69" draw:end-glue-point="6" svg:d="M7719 9170l8045 85" svg:viewBox="0 0 8046 86">
          <text:p/>
        </draw:connector>
        <draw:connector draw:style-name="gr4" draw:text-style-name="P4" draw:layer="layout" draw:type="line" svg:x1="5.576cm" svg:y1="9.558cm" svg:x2="8.7cm" svg:y2="14.788cm" draw:start-shape="id66" draw:start-glue-point="2" draw:end-shape="id70" draw:end-glue-point="0" svg:d="M5576 9558l3124 5230" svg:viewBox="0 0 3125 5231">
          <text:p/>
        </draw:connector>
        <draw:custom-shape draw:style-name="gr6" draw:text-style-name="P6" xml:id="id72" draw:id="id72" draw:layer="layout" svg:width="4.445cm" svg:height="1.27cm" svg:x="12.836cm" svg:y="17.67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6cm" svg:y2="18.305cm" draw:start-shape="id71" draw:start-glue-point="1" draw:end-shape="id72" draw:end-glue-point="6" svg:d="M11159 16632l1677 1673" svg:viewBox="0 0 1678 1674">
          <text:p/>
        </draw:connector>
        <draw:custom-shape draw:style-name="gr6" draw:text-style-name="P6" xml:id="id73" draw:id="id73" draw:layer="layout" svg:width="4.445cm" svg:height="1.27cm" svg:x="12.834cm" svg:y="16.4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7.035cm" draw:start-shape="id71" draw:start-glue-point="1" draw:end-shape="id73" draw:end-glue-point="6" svg:d="M11159 16632l1675 403" svg:viewBox="0 0 1676 404">
          <text:p/>
        </draw:connector>
        <draw:custom-shape draw:style-name="gr6" draw:text-style-name="P6" xml:id="id74" draw:id="id74" draw:layer="layout" svg:width="4.445cm" svg:height="1.27cm" svg:x="12.834cm" svg:y="15.13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5.765cm" draw:start-shape="id71" draw:end-shape="id74" draw:end-glue-point="6" svg:d="M11159 16632l1675-867" svg:viewBox="0 0 1676 868">
          <text:p/>
        </draw:connector>
        <draw:custom-shape draw:style-name="gr6" draw:text-style-name="P6" xml:id="id75" draw:id="id75" draw:layer="layout" svg:width="4.445cm" svg:height="1.27cm" svg:x="12.906cm" svg:y="13.86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843cm" svg:y1="15.203cm" svg:x2="12.906cm" svg:y2="14.495cm" draw:start-shape="id70" draw:end-shape="id75" draw:end-glue-point="6" svg:d="M10843 15203l2063-708" svg:viewBox="0 0 2064 709">
          <text:p/>
        </draw:connector>
        <draw:custom-shape draw:style-name="gr11" draw:text-style-name="P3" xml:id="id70" draw:id="id70" draw:layer="layout" svg:width="4.285cm" svg:height="0.803cm" draw:transform="skewX (-0.00628318530717958) rotate (-0.00628318530718033) translate (6.558cm 14.775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506cm" svg:y1="21.871cm" svg:x2="9.413cm" svg:y2="21.796cm" draw:start-shape="id67" draw:start-glue-point="1" draw:end-shape="id76" draw:end-glue-point="6" svg:d="M7506 21871l1907-75" svg:viewBox="0 0 1908 76">
          <text:p/>
        </draw:connector>
        <draw:custom-shape draw:style-name="gr6" draw:text-style-name="P6" xml:id="id76" draw:id="id76" draw:layer="layout" svg:width="4.445cm" svg:height="1.27cm" svg:x="9.413cm" svg:y="21.16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67" draw:id="id67" draw:layer="layout" svg:width="4.285cm" svg:height="0.803cm" draw:transform="skewX (-0.00628318530717958) rotate (-0.00628318530718033) translate (3.221cm 21.443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1" draw:id="id71" draw:layer="layout" svg:width="4.285cm" svg:height="0.803cm" draw:transform="skewX (-0.00628318530717958) rotate (-0.00628318530718033) translate (6.874cm 16.204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cm" svg:y1="15.591cm" svg:x2="9.016cm" svg:y2="16.217cm" draw:start-shape="id70" draw:start-glue-point="2" draw:end-shape="id71" draw:end-glue-point="0" svg:d="M8700 15591l316 626" svg:viewBox="0 0 317 627">
          <text:p/>
        </draw:connector>
        <draw:connector draw:style-name="gr4" draw:text-style-name="P4" draw:layer="layout" draw:type="line" svg:x1="10.843cm" svg:y1="15.203cm" svg:x2="17.987cm" svg:y2="9.89cm" draw:start-shape="id70" draw:end-shape="id69" draw:end-glue-point="8" svg:d="M10843 15203l7144-5313" svg:viewBox="0 0 7145 5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04-20">4/20/18</text:date></text:span><text:span text:style-name="MT1"> <text:s text:c="3"/>Page </text:span><text:span text:style-name="MT1"><text:page-number>1</text:page-number></text:span><text:span text:style-name="MT1"> of </text:span><text:span text:style-name="MT1"><text:page-count>5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45</meta:editing-cycles>
    <meta:editing-duration>P1DT18H43M4S</meta:editing-duration>
    <dc:date>2018-04-20T17:58:25.922000000</dc:date>
    <meta:generator>LibreOffice/5.3.6.1$Windows_X86_64 LibreOffice_project/686f202eff87ef707079aeb7f485847613344eb7</meta:generator>
    <meta:document-statistic meta:object-count="206"/>
  </office:meta>
</office:document-meta>
</file>